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8">
          <table:table-cell table:number-columns-repeated="10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secs</text:p>
          </table:table-cell>
          <table:table-cell office:value-type="float" office:value="200">
            <text:p>200</text:p>
          </table:table-cell>
          <table:table-cell office:value-type="string">
            <text:p>px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secs</text:p>
          </table:table-cell>
          <table:table-cell table:formula="of:=[.D9]/[.B9]" office:value-type="float" office:value="50">
            <text:p>50</text:p>
          </table:table-cell>
          <table:table-cell office:value-type="string">
            <text:p>px</text:p>
          </table:table-cell>
          <table:table-cell table:formula="of:=[.F9]/[.F10]" office:value-type="float" office:value="0.02">
            <text:p>0.02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H11]*[.F11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2">
            <text:p>0.02</text:p>
          </table:table-cell>
          <table:table-cell/>
          <table:table-cell table:formula="of:=([.B12]/[.B11])*[.D11]" office:value-type="float" office:value="1">
            <text:p>1</text:p>
          </table:table-cell>
          <table:table-cell table:number-columns-repeated="2"/>
          <table:table-cell office:value-type="string">
            <text:p>333 times a secod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speed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D9]/[.B9]" office:value-type="float" office:value="50">
            <text:p>50</text:p>
          </table:table-cell>
          <table:table-cell office:value-type="string">
            <text:p>pixcels per second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etre</text:p>
          </table:table-cell>
          <table:table-cell office:value-type="float" office:value="5">
            <text:p>5</text:p>
          </table:table-cell>
          <table:table-cell office:value-type="string">
            <text:p>metres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table:formula="of:=[.D19]/[.B19]" office:value-type="float" office:value="1.25">
            <text:p>1.25</text:p>
          </table:table-cell>
          <table:table-cell office:value-type="string">
            <text:p>metres per second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etre</text:p>
          </table:table-cell>
          <table:table-cell office:value-type="float" office:value="50">
            <text:p>50</text:p>
          </table:table-cell>
          <table:table-cell office:value-type="string">
            <text:p>pexil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3">
          <table:table-cell/>
          <table:table-cell office:value-type="string">
            <text:p>go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metre per seconds <text:s/>what speed to cover 5m 200px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>
            <text:p>time</text:p>
          </table:table-cell>
          <table:table-cell table:formula="of:=[.D19]/[.B29]" office:value-type="float" office:value="0.5">
            <text:p>0.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>
            <text:p>pixel speed rate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oynejames </meta:initial-creator>
    <meta:creation-date>2014-01-31T11:25:30</meta:creation-date>
    <dc:date>2014-01-31T11:46:44</dc:date>
    <dc:creator>aboynejames </dc:creator>
    <meta:editing-duration>PT14M2S</meta:editing-duration>
    <meta:editing-cycles>4</meta:editing-cycles>
    <meta:generator>LibreOffice/3.5$Linux_X86_64 LibreOffice_project/350m1$Build-2</meta:generator>
    <meta:document-statistic meta:table-count="3" meta:cell-count="36" meta:object-count="0"/>
  </office:meta>
</office:document-meta>
</file>